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500000158FD090B6EFE17BF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4.395cm" fo:min-width="7.755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48cm" fo:min-width="3.372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3.18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style:font-name="Times New Roman"/>
    </style:style>
    <style:style style:name="P3" style:family="paragraph">
      <loext:graphic-properties draw:fill-color="#ffffff"/>
      <style:paragraph-properties fo:text-align="center"/>
      <style:text-properties style:font-name="Times New Roman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14.645cm" svg:x="5.826cm" svg:y="1.4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588cm" svg:height="1.524cm" svg:x="7.196cm" svg:y="2.74cm">
          <text:p text:style-name="P2">Waterway Vehicl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frame draw:style-name="gr3" draw:text-style-name="P4" draw:layer="layout" svg:width="2.036cm" svg:height="3.556cm" svg:x="1.124cm" svg:y="6.588cm">
            <draw:image xlink:href="Pictures/10000201000000C500000158FD090B6EFE17BFE1.png" xlink:type="simple" xlink:show="embed" xlink:actuate="onLoad" loext:mime-type="image/png">
              <text:p/>
            </draw:image>
          </draw:frame>
          <draw:frame draw:style-name="gr4" draw:text-style-name="P5" draw:layer="layout" svg:width="2.128cm" svg:height="0.954cm" svg:x="1.158cm" svg:y="10.079cm">
            <draw:text-box>
              <text:p>Player</text:p>
            </draw:text-box>
          </draw:frame>
        </draw:g>
        <draw:connector draw:style-name="gr5" draw:text-style-name="P6" draw:layer="layout" draw:type="line" svg:x1="3.286cm" svg:y1="8.81cm" svg:x2="7.196cm" svg:y2="3.502cm" draw:start-shape="id1" draw:start-glue-point="1" draw:end-shape="id2" draw:end-glue-point="6" svg:d="M3286 8810l3910-5308" svg:viewBox="0 0 3911 5309">
          <text:p/>
        </draw:connector>
        <draw:custom-shape draw:style-name="gr6" draw:text-style-name="P4" xml:id="id4" draw:id="id4" draw:layer="layout" svg:width="3.683cm" svg:height="1.778cm" svg:x="8.366cm" svg:y="13.827cm">
          <text:p text:style-name="P4">Bots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588cm" svg:height="1.524cm" svg:x="7.196cm" svg:y="5.572cm">
          <text:p text:style-name="P2">Motorway Vehicl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3.286cm" svg:y1="8.81cm" svg:x2="7.196cm" svg:y2="6.334cm" draw:start-shape="id1" draw:start-glue-point="1" draw:end-shape="id3" draw:end-glue-point="6" svg:d="M3286 8810l3910-2476" svg:viewBox="0 0 3911 2477">
          <text:p/>
        </draw:connector>
        <draw:connector draw:style-name="gr5" draw:text-style-name="P6" draw:layer="layout" draw:line-skew="-1.48cm -3.977cm" svg:x1="8.366cm" svg:y1="14.716cm" svg:x2="8.014cm" svg:y2="4.041cm" draw:start-shape="id4" draw:start-glue-point="3" draw:end-shape="id2" draw:end-glue-point="7" svg:d="M8366 14716h-2032v-9652h1680v-1023" svg:viewBox="0 0 2033 10676">
          <text:p/>
        </draw:connector>
        <draw:connector draw:style-name="gr5" draw:text-style-name="P6" draw:layer="layout" draw:line-skew="-1.48cm -2.726cm" svg:x1="8.366cm" svg:y1="14.716cm" svg:x2="8.014cm" svg:y2="6.873cm" draw:start-shape="id4" draw:start-glue-point="3" draw:end-shape="id3" draw:end-glue-point="7" svg:d="M8366 14716h-2032v-6985h1680v-858" svg:viewBox="0 0 2033 7844">
          <text:p/>
        </draw:connector>
        <draw:custom-shape draw:style-name="gr2" draw:text-style-name="P3" xml:id="id5" draw:id="id5" draw:layer="layout" svg:width="5.588cm" svg:height="1.524cm" svg:x="7.223cm" svg:y="8.112cm">
          <text:p text:style-name="P2">Railway Vehicl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line-skew="-1.48cm -1.456cm" svg:x1="8.366cm" svg:y1="14.716cm" svg:x2="8.041cm" svg:y2="9.413cm" draw:start-shape="id4" draw:start-glue-point="3" draw:end-shape="id5" draw:end-glue-point="7" svg:d="M8366 14716h-2032v-4445h1707v-858" svg:viewBox="0 0 2033 5304">
          <text:p/>
        </draw:connector>
        <draw:custom-shape draw:style-name="gr2" draw:text-style-name="P3" xml:id="id6" draw:id="id6" draw:layer="layout" svg:width="5.588cm" svg:height="1.524cm" svg:x="7.223cm" svg:y="10.779cm">
          <text:p text:style-name="P2">Airway Vehicles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line-skew="-1.48cm" svg:x1="8.366cm" svg:y1="14.716cm" svg:x2="8.041cm" svg:y2="12.08cm" draw:start-shape="id4" draw:start-glue-point="3" draw:end-shape="id6" draw:end-glue-point="7" svg:d="M8366 14716h-2032v-1655h1707v-981" svg:viewBox="0 0 2033 2637">
          <text:p/>
        </draw:connector>
        <draw:connector draw:style-name="gr5" draw:text-style-name="P6" draw:layer="layout" draw:type="line" svg:x1="3.286cm" svg:y1="8.81cm" svg:x2="7.223cm" svg:y2="8.874cm" draw:start-shape="id1" draw:start-glue-point="1" draw:end-shape="id5" draw:end-glue-point="6" svg:d="M3286 8810l3937 64" svg:viewBox="0 0 3938 65">
          <text:p/>
        </draw:connector>
        <draw:connector draw:style-name="gr5" draw:text-style-name="P6" draw:layer="layout" draw:type="line" svg:x1="3.286cm" svg:y1="8.81cm" svg:x2="7.223cm" svg:y2="11.541cm" draw:start-shape="id1" draw:start-glue-point="1" draw:end-shape="id6" draw:end-glue-point="6" svg:d="M3286 8810l3937 2731" svg:viewBox="0 0 3938 273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000000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2-11T18:11:37.052000000</meta:creation-date>
    <dc:date>2022-02-11T20:06:59.198000000</dc:date>
    <meta:editing-duration>PT3M23S</meta:editing-duration>
    <meta:editing-cycles>7</meta:editing-cycles>
    <meta:generator>LibreOffice/6.4.6.2$Windows_X86_64 LibreOffice_project/0ce51a4fd21bff07a5c061082cc82c5ed232f115</meta:generator>
    <meta:document-statistic meta:object-count="17"/>
  </office:meta>
</office:document-meta>
</file>